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026f" officeooo:paragraph-rsid="0008026f"/>
    </style:style>
    <style:style style:name="P2" style:family="paragraph" style:parent-style-name="Darktable_20_chapter_20_number">
      <style:text-properties officeooo:rsid="0008026f" officeooo:paragraph-rsid="0008026f"/>
    </style:style>
    <style:style style:name="P3" style:family="paragraph" style:parent-style-name="Darktable_20_chapter_20_title">
      <style:text-properties officeooo:rsid="0008026f" officeooo:paragraph-rsid="0008026f"/>
    </style:style>
    <style:style style:name="P4" style:family="paragraph" style:parent-style-name="Darktable_20_text">
      <style:text-properties officeooo:rsid="0008026f" officeooo:paragraph-rsid="0008026f"/>
    </style:style>
    <style:style style:name="P5" style:family="paragraph" style:parent-style-name="Standard">
      <style:text-properties officeooo:paragraph-rsid="000c11e6"/>
    </style:style>
    <style:style style:name="P6" style:family="paragraph" style:parent-style-name="Heading_20_2">
      <style:text-properties officeooo:rsid="0008026f" officeooo:paragraph-rsid="0008026f"/>
    </style:style>
    <style:style style:name="P7" style:family="paragraph" style:parent-style-name="Heading_20_2">
      <style:text-properties officeooo:paragraph-rsid="000c11e6"/>
    </style:style>
    <style:style style:name="P8" style:family="paragraph" style:parent-style-name="Heading_20_2">
      <style:text-properties fo:font-weight="bold" officeooo:paragraph-rsid="000c11e6" style:font-weight-asian="bold" style:font-weight-complex="bold"/>
    </style:style>
    <style:style style:name="P9" style:family="paragraph" style:parent-style-name="Heading_20_2">
      <style:text-properties officeooo:paragraph-rsid="0010af86"/>
    </style:style>
    <style:style style:name="P10" style:family="paragraph" style:parent-style-name="Darktable_20_text">
      <style:text-properties officeooo:paragraph-rsid="0008026f"/>
    </style:style>
    <style:style style:name="P11" style:family="paragraph" style:parent-style-name="Darktable_20_text">
      <style:text-properties officeooo:paragraph-rsid="000bc7ec"/>
    </style:style>
    <style:style style:name="P12" style:family="paragraph" style:parent-style-name="Darktable_20_text">
      <style:text-properties fo:font-weight="bold" officeooo:paragraph-rsid="000bc7ec" style:font-weight-asian="bold" style:font-weight-complex="bold"/>
    </style:style>
    <style:style style:name="P13" style:family="paragraph" style:parent-style-name="Darktable_20_text">
      <style:text-properties fo:font-weight="bold" officeooo:paragraph-rsid="000ed0fa" style:font-weight-asian="bold" style:font-weight-complex="bold"/>
    </style:style>
    <style:style style:name="P14" style:family="paragraph" style:parent-style-name="Darktable_20_text">
      <style:text-properties fo:font-weight="bold" officeooo:paragraph-rsid="001357c0" style:font-weight-asian="bold" style:font-weight-complex="bold"/>
    </style:style>
    <style:style style:name="P15" style:family="paragraph" style:parent-style-name="Darktable_20_text">
      <style:text-properties fo:font-weight="normal" officeooo:paragraph-rsid="000bc7ec" style:font-weight-asian="normal" style:font-weight-complex="normal"/>
    </style:style>
    <style:style style:name="P16" style:family="paragraph" style:parent-style-name="Darktable_20_text">
      <style:text-properties fo:font-weight="normal" officeooo:paragraph-rsid="000ed0fa" style:font-weight-asian="normal" style:font-weight-complex="normal"/>
    </style:style>
    <style:style style:name="P17" style:family="paragraph" style:parent-style-name="Darktable_20_text">
      <style:text-properties fo:font-weight="normal" officeooo:paragraph-rsid="001357c0" style:font-weight-asian="normal" style:font-weight-complex="normal"/>
    </style:style>
    <style:style style:name="P18" style:family="paragraph" style:parent-style-name="Darktable_20_text">
      <style:text-properties officeooo:paragraph-rsid="000c11e6"/>
    </style:style>
    <style:style style:name="P19" style:family="paragraph" style:parent-style-name="Darktable_20_text">
      <style:text-properties fo:font-style="normal" fo:font-weight="bold" officeooo:paragraph-rsid="000c11e6" style:font-style-asian="normal" style:font-weight-asian="bold" style:font-style-complex="normal" style:font-weight-complex="bold"/>
    </style:style>
    <style:style style:name="P20" style:family="paragraph" style:parent-style-name="Darktable_20_text">
      <style:text-properties fo:font-style="normal" fo:font-weight="bold" officeooo:paragraph-rsid="001357c0" style:font-style-asian="normal" style:font-weight-asian="bold" style:font-style-complex="normal" style:font-weight-complex="bold"/>
    </style:style>
    <style:style style:name="P21" style:family="paragraph" style:parent-style-name="Darktable_20_text">
      <style:text-properties fo:font-style="normal" fo:font-weight="normal" officeooo:paragraph-rsid="000c11e6" style:font-style-asian="normal" style:font-weight-asian="normal" style:font-style-complex="normal" style:font-weight-complex="normal"/>
    </style:style>
    <style:style style:name="P22" style:family="paragraph" style:parent-style-name="Darktable_20_text">
      <style:text-properties fo:font-style="normal" fo:font-weight="normal" officeooo:paragraph-rsid="001357c0" style:font-style-asian="normal" style:font-weight-asian="normal" style:font-style-complex="normal" style:font-weight-complex="normal"/>
    </style:style>
    <style:style style:name="P23" style:family="paragraph" style:parent-style-name="Darktable_20_text">
      <style:text-properties officeooo:paragraph-rsid="000dd64a"/>
    </style:style>
    <style:style style:name="P24" style:family="paragraph" style:parent-style-name="Darktable_20_text">
      <style:text-properties officeooo:paragraph-rsid="000ed0fa"/>
    </style:style>
    <style:style style:name="P25" style:family="paragraph" style:parent-style-name="Darktable_20_text">
      <style:text-properties officeooo:paragraph-rsid="0010af86"/>
    </style:style>
    <style:style style:name="P26" style:family="paragraph" style:parent-style-name="Darktable_20_heading_20_2">
      <style:text-properties officeooo:rsid="0008026f" officeooo:paragraph-rsid="0008026f"/>
    </style:style>
    <style:style style:name="P27" style:family="paragraph" style:parent-style-name="Darktable_20_heading_20_2">
      <style:text-properties officeooo:paragraph-rsid="000bc7ec"/>
    </style:style>
    <style:style style:name="P28" style:family="paragraph" style:parent-style-name="Darktable_20_heading_20_2">
      <style:text-properties officeooo:paragraph-rsid="000c11e6"/>
    </style:style>
    <style:style style:name="P29" style:family="paragraph" style:parent-style-name="Darktable_20_heading_20_2">
      <style:text-properties officeooo:paragraph-rsid="000dd64a"/>
    </style:style>
    <style:style style:name="P30" style:family="paragraph" style:parent-style-name="Darktable_20_heading_20_2">
      <style:text-properties officeooo:paragraph-rsid="000ed0fa"/>
    </style:style>
    <style:style style:name="P31" style:family="paragraph" style:parent-style-name="Darktable_20_heading_20_2">
      <style:text-properties officeooo:paragraph-rsid="0010af86"/>
    </style:style>
    <style:style style:name="P32" style:family="paragraph" style:parent-style-name="Darktable_20_heading_20_2">
      <style:text-properties officeooo:paragraph-rsid="001357c0"/>
    </style:style>
    <style:style style:name="T1" style:family="text">
      <style:text-properties officeooo:rsid="000bc7ec"/>
    </style:style>
    <style:style style:name="T2" style:family="text">
      <style:text-properties fo:font-weight="normal" officeooo:rsid="000bc7ec" style:font-weight-asian="normal" style:font-weight-complex="normal"/>
    </style:style>
    <style:style style:name="T3" style:family="text">
      <style:text-properties fo:font-weight="normal" officeooo:rsid="001357c0" style:font-weight-asian="normal" style:font-weight-complex="normal"/>
    </style:style>
    <style:style style:name="T4" style:family="text">
      <style:text-properties fo:font-weight="bold" officeooo:rsid="000ed0fa" style:font-weight-asian="bold" style:font-weight-complex="bold"/>
    </style:style>
    <style:style style:name="T5" style:family="text">
      <style:text-properties officeooo:rsid="000c11e6"/>
    </style:style>
    <style:style style:name="T6" style:family="text">
      <style:text-properties officeooo:rsid="0008026f"/>
    </style:style>
    <style:style style:name="T7" style:family="text">
      <style:text-properties officeooo:rsid="000dd64a"/>
    </style:style>
    <style:style style:name="T8" style:family="text">
      <style:text-properties officeooo:rsid="000ed0fa"/>
    </style:style>
    <style:style style:name="T9" style:family="text">
      <style:text-properties officeooo:rsid="0010af86"/>
    </style:style>
    <style:style style:name="T10" style:family="text">
      <style:text-properties officeooo:rsid="00119828"/>
    </style:style>
    <style:style style:name="T11" style:family="text">
      <style:text-properties officeooo:rsid="001357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</text:p>
      <text:p text:style-name="P3">Darkroom</text:p>
      <text:p text:style-name="P4">In this chapter we will talk about the workflow and the plug-ins in darktable's darkroom mode.</text:p>
      <text:h text:style-name="Heading_20_1" text:outline-level="1">Plug-ins</text:h>
      <text:p text:style-name="P1">Below we will talk all about the darkroom's plug-ins.</text:p>
      <text:h text:style-name="P6" text:outline-level="2">White balance</text:h>
      <text:h text:style-name="P26" text:outline-level="3">Overview</text:h>
      <text:p text:style-name="P10"><text:span text:style-name="T6">This plug-in is used to change the white balance of a picture. </text:span><text:span text:style-name="T1">There are three ways</text:span><text:span text:style-name="T6"> </text:span><text:span text:style-name="T1">you can interact with it. You can set the tint, temperature in and temperature out, or set the values for each channel or you can choose predefined white balances.</text:span></text:p>
      <text:h text:style-name="P27" text:outline-level="3"><text:span text:style-name="T1">Usage</text:span></text:h>
      <text:p text:style-name="P12"><text:span text:style-name="T1">Temperature</text:span></text:p>
      <text:p text:style-name="P15"><text:span text:style-name="T1">Set the tint, temperature in and temperature out (in kelvin)</text:span></text:p>
      <text:p text:style-name="P12"><text:span text:style-name="T1">Channels</text:span></text:p>
      <text:p text:style-name="P15"><text:span text:style-name="T1">Set the values of each channel on a scale from 0 to 5</text:span></text:p>
      <text:p text:style-name="P12"><text:span text:style-name="T1">Presets</text:span></text:p>
      <text:p text:style-name="P11"><text:span text:style-name="T2">You can choose between various white balance presets. Or you can choose spot white balance, to use it you must draw a box from where you want the set the white balance on the image.</text:span></text:p>
      <text:p text:style-name="P11"><text:span text:style-name="T2"/></text:p>
      <text:h text:style-name="P8" text:outline-level="2"><text:span text:style-name="T5">Stuck Pixels</text:span></text:h>
      <text:h text:style-name="P28" text:outline-level="3"><text:span text:style-name="T5">Overview</text:span></text:h>
      <text:p text:style-name="P18"><text:span text:style-name="T5">This module allows you to visualize and correct stuck pixels, also know as hot pixels.</text:span></text:p>
      <text:h text:style-name="P28" text:outline-level="3"><text:span text:style-name="T5">Usage</text:span></text:h>
      <text:p text:style-name="P19"><text:span text:style-name="T5">Strength</text:span></text:p>
      <text:p text:style-name="P21"><text:span text:style-name="T5">Set the strength of the effect.</text:span></text:p>
      <text:p text:style-name="P19"><text:span text:style-name="T5">Mark fixed pixels</text:span></text:p>
      <text:p text:style-name="P21"><text:span text:style-name="T5">Marks corrected pixels.</text:span></text:p>
      <text:p text:style-name="P21"><text:span text:style-name="T5"/></text:p>
      <text:h text:style-name="P7" text:outline-level="2"><text:soft-page-break/><text:span text:style-name="T5">Chromatic Aberrations</text:span></text:h>
      <text:h text:style-name="P28" text:outline-level="3"><text:span text:style-name="T5">Overview</text:span></text:h>
      <text:p text:style-name="P18"><text:span text:style-name="T5">This module automatically corrects chromatic aberrations.</text:span></text:p>
      <text:h text:style-name="P28" text:outline-level="3"><text:span text:style-name="T5">Usage</text:span></text:h>
      <text:p text:style-name="P5"><text:span text:style-name="T5">This module has no options since it works automatically.</text:span></text:p>
      <text:p text:style-name="Darktable_20_text"><text:span text:style-name="T5"/></text:p>
      <text:h text:style-name="P7" text:outline-level="2"><text:span text:style-name="T5">Demosaic</text:span></text:h>
      <text:h text:style-name="P29" text:outline-level="3"><text:span text:style-name="T7">Overview</text:span></text:h>
      <text:p text:style-name="P23"><text:span text:style-name="T7">This module allows you to set various options to control the demosaicing process.</text:span></text:p>
      <text:h text:style-name="P30" text:outline-level="3"><text:span text:style-name="T8">Usage</text:span></text:h>
      <text:p text:style-name="P24"><text:span text:style-name="T8">Demosaicing is only done on display only when zoomed in more than 50%.</text:span></text:p>
      <text:p text:style-name="P13"><text:span text:style-name="T8">Edge threshold</text:span></text:p>
      <text:p text:style-name="P16"><text:span text:style-name="T8">Set the threshold of the median pass.</text:span></text:p>
      <text:p text:style-name="P16"><text:span text:style-name="T4">Color smoothing</text:span></text:p>
      <text:p text:style-name="P16"><text:span text:style-name="T8">Number passes for color smoothing.</text:span></text:p>
      <text:p text:style-name="P13"><text:span text:style-name="T8">Match greens</text:span></text:p>
      <text:p text:style-name="P16"><text:span text:style-name="T8">Green correction (also know as green equilibration), useful for some cameras</text:span></text:p>
      <text:p text:style-name="P16"><text:span text:style-name="T8"/></text:p>
      <text:h text:style-name="P9" text:outline-level="2"><text:span text:style-name="T9">Exposure</text:span></text:h>
      <text:h text:style-name="P31" text:outline-level="3"><text:span text:style-name="T9">Overview</text:span></text:h>
      <text:p text:style-name="P25"><text:span text:style-name="T9">This module is used to tweak the exposure. It is linked to the histogram panel. </text:span><text:span text:style-name="T10">If you correct exposure using the histogram you automatically activate the exposure module. The histogram simply acts as a view for the exposure module.</text:span></text:p>
      <text:h text:style-name="P32" text:outline-level="3"><text:span text:style-name="T11">Usage</text:span></text:h>
      <text:p text:style-name="P14"><text:span text:style-name="T11">Black</text:span></text:p>
      <text:p text:style-name="P14"><text:span text:style-name="T3">Adjust the black levels</text:span></text:p>
      <text:p text:style-name="P14"><text:span text:style-name="T11">Exposure</text:span></text:p>
      <text:p text:style-name="P17"><text:span text:style-name="T11">Adjust exposure compensation (ev)</text:span></text:p>
      <text:p text:style-name="P20"><text:span text:style-name="T11">Auto</text:span></text:p>
      <text:p text:style-name="P22"><text:span text:style-name="T11">Calculate a correct exposition for the rectangular box that appeared in the centre of the image. You can draw your own zone using your mo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1:36:46</meta:creation-date>
    <meta:editing-duration>PT02H56M22S</meta:editing-duration>
    <meta:editing-cycles>7</meta:editing-cycles>
    <meta:generator>OpenOffice.org/3.2$Linux OpenOffice.org_project/320m19$Build-9505</meta:generator>
    <meta:initial-creator>Nicholas </meta:initial-creator>
    <dc:date>2011-04-03T11:10:44</dc:date>
    <dc:creator>Nicholas </dc:creator>
    <meta:document-statistic meta:table-count="0" meta:image-count="0" meta:object-count="0" meta:page-count="2" meta:paragraph-count="49" meta:word-count="325" meta:character-count="1921"/>
  </office:meta>
</office:document-meta>
</file>